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ear Make Model :</text:p>
      <text:p text:style-name="Standard">1971 BMW R75/5</text:p>
      <text:p text:style-name="Standard"/>
      <text:p text:style-name="Standard">Carburetor :</text:p>
      <text:p text:style-name="Standard">Left : Butterfly Valve Constant Volocity 32mm <text:s/>BING 64/32/9 </text:p>
      <text:p text:style-name="Standard">Right : Butterfly Valve Constant Volocity 32mm BING 64/32/10 from </text:p>
      <text:p text:style-name="Standard"/>
      <text:p text:style-name="Standard">Clutch Cable :</text:p>
      <text:p text:style-name="Standard">Old : OL 1380mm , FL 225mm</text:p>
      <text:p text:style-name="Standard">New : OL 1685mm , FL 225mm</text:p>
      <text:p text:style-name="Standard"/>
      <text:p text:style-name="Standard">Brake Cable :</text:p>
      <text:p text:style-name="Standard">Old : 1235mm , FL 215mm "due to stretch."</text:p>
      <text:p text:style-name="Standard">New : 1540mm , FL 178mm "venhill" </text:p>
      <text:p text:style-name="Standard"/>
      <text:p text:style-name="Standard">Throtle Cables:</text:p>
      <text:p text:style-name="Standard">Left Old :</text:p>
      <text:p text:style-name="Standard">Left New :</text:p>
      <text:p text:style-name="Standard">Right Old :</text:p>
      <text:p text:style-name="Standard">Right New :</text:p>
      <text:p text:style-name="Standard"/>
      <text:p text:style-name="Standard">Handle bar Modifacations:</text:p>
      <text:p text:style-name="Standard">7" added rise 16" total rise</text:p>
      <text:p text:style-name="Standard"/>
      <text:p text:style-name="Standard">Cable Discription</text:p>
      <text:p text:style-name="Standard"/>
      <text:p text:style-name="Standard">Housing Type</text:p>
      <text:p text:style-name="Standard">Black Vinyl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3M6S</meta:editing-duration>
    <meta:editing-cycles>5</meta:editing-cycles>
    <meta:generator>OpenOffice/4.1.5$Win32 OpenOffice.org_project/415m1$Build-9789</meta:generator>
    <dc:date>2023-05-26T14:46:52.38</dc:date>
    <meta:document-statistic meta:table-count="0" meta:image-count="0" meta:object-count="0" meta:page-count="1" meta:paragraph-count="21" meta:word-count="93" meta:character-count="473"/>
    <meta:user-defined meta:name="Info 1"/>
    <meta:user-defined meta:name="Info 2"/>
    <meta:user-defined meta:name="Info 3"/>
    <meta:user-defined meta:name="Info 4"/>
  </office:meta>
</office:document-meta>
</file>